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3B0000033560CB2EEFC7172576.png" manifest:media-type="image/png"/>
  <manifest:file-entry manifest:full-path="Pictures/100002010000062A0000031E235015FDE42144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21694" officeooo:paragraph-rsid="00021694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x="-0.684cm" svg:y="2.274cm" svg:width="19.001cm" svg:height="9.606cm" draw:z-index="0"><draw:image xlink:href="Pictures/100002010000062A0000031E235015FDE4214408.png" xlink:type="simple" xlink:show="embed" xlink:actuate="onLoad" loext:mime-type="image/png"/></draw:frame>Set 1</text:p>
      <text:p text:style-name="P1">Question 1 Output</text:p>
      <text:p text:style-name="P1"/>
      <text:p text:style-name="P1"/>
      <text:p text:style-name="P1"><draw:frame draw:style-name="fr1" draw:name="Image2" text:anchor-type="char" svg:x="-0.683cm" svg:y="13.834cm" svg:width="17cm" svg:height="10.388cm" draw:z-index="1"><draw:image xlink:href="Pictures/100002010000063B0000033560CB2EEFC7172576.png" xlink:type="simple" xlink:show="embed" xlink:actuate="onLoad" loext:mime-type="image/png"/></draw:frame>Question 2 Outpu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12:09:31.311700491</meta:creation-date>
    <dc:date>2023-01-06T12:19:39.340718022</dc:date>
    <meta:editing-duration>PT10M11S</meta:editing-duration>
    <meta:editing-cycles>1</meta:editing-cycles>
    <meta:document-statistic meta:table-count="0" meta:image-count="2" meta:object-count="0" meta:page-count="1" meta:paragraph-count="3" meta:word-count="8" meta:character-count="39" meta:non-whitespace-character-count="34"/>
    <meta:generator>LibreOffice/6.4.7.2$Linux_X86_64 LibreOffice_project/40$Build-2</meta:generator>
  </office:meta>
</office:document-meta>
</file>